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4.957cm"/>
    </style:style>
    <style:style style:name="co3" style:family="table-column">
      <style:table-column-properties fo:break-before="auto" style:column-width="4.3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terest as pct of income</text:p>
          </table:table-cell>
          <table:table-cell office:value-type="string" calcext:value-type="string">
            <text:p>cap gains as pct of incom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.7" calcext:value-type="float">
            <text:p>3.7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.5" calcext:value-type="float">
            <text:p>3.5</text:p>
          </table:table-cell>
          <table:table-cell office:value-type="float" office:value="5.6" calcext:value-type="float">
            <text:p>5.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verage interest and cap gains income over 2001-2022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interest as pct of income</text:p>
          </table:table-cell>
          <table:table-cell table:formula="of:=AVERAGE([.B2:.B8])" office:value-type="float" office:value="3.65714285714286" calcext:value-type="float">
            <text:p>3.65714285714286</text:p>
          </table:table-cell>
          <table:table-cell/>
        </table:table-row>
        <table:table-row table:style-name="ro1">
          <table:table-cell office:value-type="string" calcext:value-type="string">
            <text:p>average cap gains as pct of income</text:p>
          </table:table-cell>
          <table:table-cell table:formula="of:=AVERAGE([.C2:.C8])" office:value-type="float" office:value="4.6" calcext:value-type="float">
            <text:p>4.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ll 2022 after this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vert into dollar terms by multiplying by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income</text:p>
          </table:table-cell>
          <table:table-cell office:value-type="float" office:value="141.9" calcext:value-type="float">
            <text:p>141.9</text:p>
          </table:table-cell>
          <table:table-cell/>
        </table:table-row>
        <table:table-row table:style-name="ro1">
          <table:table-cell office:value-type="string" calcext:value-type="string">
            <text:p>mean interest + cap gains</text:p>
          </table:table-cell>
          <table:table-cell table:formula="of:=[.B18]/100*([.B13]+[.B12])" office:value-type="float" office:value="11.7168857142857" calcext:value-type="float">
            <text:p>11.716885714285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vide by financial asset holdings to get rate of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financial asset holdings</text:p>
          </table:table-cell>
          <table:table-cell office:value-type="float" office:value="511.3" calcext:value-type="float">
            <text:p>511.3</text:p>
          </table:table-cell>
          <table:table-cell/>
        </table:table-row>
        <table:table-row table:style-name="ro1">
          <table:table-cell office:value-type="string" calcext:value-type="string">
            <text:p>mean interest + cap gains over financial assets</text:p>
          </table:table-cell>
          <table:table-cell table:formula="of:=[.B19]/[.B22]" office:value-type="float" office:value="0.0229158727054287" calcext:value-type="float">
            <text:p>0.022915872705428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timated decadal return</text:p>
          </table:table-cell>
          <table:table-cell table:formula="of:=(1+[.B23])^10 - 1" office:value-type="float" office:value="0.254293514200983" calcext:value-type="float">
            <text:p>0.2542935142009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5:36:04.304633347</meta:creation-date>
    <dc:date>2026-01-19T15:55:01.875039168</dc:date>
    <meta:editing-duration>PT18M58S</meta:editing-duration>
    <meta:editing-cycles>2</meta:editing-cycles>
    <meta:generator>LibreOffice/24.2.7.2$Linux_X86_64 LibreOffice_project/420$Build-2</meta:generator>
    <meta:document-statistic meta:table-count="1" meta:cell-count="42" meta:object-count="0"/>
  </office:meta>
</office:document-meta>
</file>